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941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/>
      <style:text-properties fo:hyphenate="false" loext:hyphenation-no-caps="false"/>
    </style:style>
    <style:style style:name="P2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3" style:family="paragraph">
      <loext:graphic-properties draw:fill-color="#ffffff"/>
      <style:paragraph-properties style:writing-mode="lr-tb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2" draw:layer="layout" svg:width="7.8cm" svg:height="3.191cm" svg:x="0cm" svg:y="8cm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svg:stroke-color="#000000" draw:fill-color="#eeeeee" draw:textarea-vertical-align="middle" draw:auto-grow-height="false" fo:min-height="15.75cm" fo:min-width="28cm"/>
      <style:paragraph-properties style:writing-mode="lr-tb"/>
    </style:style>
    <style:style style:name="Mpr3" style:family="presentation" style:parent-style-name="Standard-backgroundobjects">
      <style:graphic-properties svg:stroke-color="#eeeeee" draw:fill-color="#eeeeee" draw:textarea-vertical-align="middle" draw:auto-grow-height="false" fo:min-height="3.619cm" fo:min-width="4.8cm"/>
    </style:style>
    <style:style style:name="Mpr4" style:family="presentation" style:parent-style-name="Standard-backgroundobjects">
      <style:graphic-properties svg:stroke-color="#000000" draw:fill-color="#eeeeee" draw:textarea-vertical-align="middle"/>
    </style:style>
    <style:style style:name="Mpr5" style:family="presentation" style:parent-style-name="Standard-backgroundobjects">
      <style:graphic-properties svg:stroke-color="#333333" draw:fill-color="#666666" draw:textarea-vertical-align="middle" draw:auto-grow-height="false" fo:min-height="2.264cm" fo:min-width="4.9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-color="#eeeeee"/>
      <style:paragraph-properties fo:text-align="center" style:writing-mode="lr-tb"/>
    </style:style>
    <style:style style:name="MP8" style:family="paragraph">
      <loext:graphic-properties draw:fill-color="#eeeeee"/>
      <style:paragraph-properties fo:text-align="center"/>
    </style:style>
    <style:style style:name="MP9" style:family="paragraph">
      <loext:graphic-properties draw:fill-color="#666666"/>
      <style:paragraph-properties fo:text-align="center" style:writing-mode="lr-tb"/>
      <style:text-properties fo: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draw:custom-shape presentation:style-name="Mpr2" draw:text-style-name="MP7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8" draw:layer="backgroundobjects" svg:width="4.8cm" svg:height="3.619cm" svg:x="5.2cm" svg:y="8.381cm">
        <text:p/>
        <draw:enhanced-geometry svg:viewBox="0 0 21600 21600" draw:type="rectangle" draw:enhanced-path="M 0 0 L 21600 0 21600 21600 0 21600 0 0 Z N"/>
      </draw:custom-shape>
      <draw:polygon presentation:style-name="Mpr4" draw:text-style-name="MP8" draw:layer="backgroundobjects" svg:width="20.599cm" svg:height="7.799cm" svg:x="0cm" svg:y="0cm" svg:viewBox="0 0 20600 7800" draw:points="0,0 20600,0 14200,7800 0,7800">
        <text:p/>
      </draw:polygon>
      <draw:polygon presentation:style-name="Mpr4" draw:text-style-name="MP8" draw:layer="backgroundobjects" svg:width="13.799cm" svg:height="7.799cm" svg:x="14.2cm" svg:y="0cm" svg:viewBox="0 0 13800 7800" draw:points="13800,0 13800,7800 0,7800 6400,0">
        <text:p/>
      </draw:polygon>
      <draw:polygon presentation:style-name="Mpr4" draw:text-style-name="MP8" draw:layer="backgroundobjects" svg:width="14.199cm" svg:height="7.949cm" svg:x="0cm" svg:y="7.8cm" svg:viewBox="0 0 14200 7950" draw:points="0,7950 0,0 14200,0 7400,7950">
        <text:p/>
      </draw:polygon>
      <draw:polygon presentation:style-name="Mpr4" draw:text-style-name="MP8" draw:layer="backgroundobjects" svg:width="20.599cm" svg:height="7.949cm" svg:x="7.4cm" svg:y="7.8cm" svg:viewBox="0 0 20600 7950" draw:points="20600,7950 20600,0 6800,0 0,7950">
        <text:p/>
      </draw:polygon>
      <draw:custom-shape presentation:style-name="Mpr5" draw:text-style-name="MP9" draw:layer="backgroundobjects" svg:width="7cm" svg:height="3.2cm" svg:x="10.6cm" svg:y="6.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1T08:29:48.198742062</meta:creation-date>
    <dc:date>2022-03-21T10:07:08.765833733</dc:date>
    <meta:editing-duration>PT36M33S</meta:editing-duration>
    <meta:editing-cycles>9</meta:editing-cycles>
    <meta:generator>LibreOffice/6.4.7.2$Linux_X86_64 LibreOffice_project/40$Build-2</meta:generator>
    <meta:document-statistic meta:object-count="31"/>
  </office:meta>
</office:document-meta>
</file>